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Mangal2" svg:font-family="Mangal" style:font-family-generic="roman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892f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4b338b" officeooo:paragraph-rsid="002974f9" style:language-asian="ja" style:country-asian="JP" style:font-weight-asian="bold" style:font-weight-complex="bold"/>
    </style:style>
    <style:style style:name="P6" style:family="paragraph" style:parent-style-name="Standard">
      <style:text-properties officeooo:paragraph-rsid="002974f9" style:language-asian="ja" style:country-asian="JP"/>
    </style:style>
    <style:style style:name="P7" style:family="paragraph" style:parent-style-name="Standard">
      <style:text-properties officeooo:rsid="00484d6e" officeooo:paragraph-rsid="00484d6e" style:language-asian="ja" style:country-asian="JP"/>
    </style:style>
    <style:style style:name="P8" style:family="paragraph" style:parent-style-name="Standard">
      <style:text-properties officeooo:rsid="0028b1de" officeooo:paragraph-rsid="0028b1de" style:language-asian="ja" style:country-asian="JP"/>
    </style:style>
    <style:style style:name="P9" style:family="paragraph" style:parent-style-name="Standard">
      <style:text-properties officeooo:rsid="004b338b" officeooo:paragraph-rsid="004b338b" style:language-asian="ja" style:country-asian="JP"/>
    </style:style>
    <style:style style:name="P10" style:family="paragraph" style:parent-style-name="Standard">
      <style:text-properties officeooo:paragraph-rsid="004ccc46" style:language-asian="ja" style:country-asian="JP"/>
    </style:style>
    <style:style style:name="P11" style:family="paragraph" style:parent-style-name="Standard">
      <style:text-properties officeooo:rsid="004ccc46" officeooo:paragraph-rsid="004ccc46" style:language-asian="ja" style:country-asian="JP"/>
    </style:style>
    <style:style style:name="P12" style:family="paragraph" style:parent-style-name="Standard">
      <style:paragraph-properties fo:text-align="start" style:justify-single-word="false"/>
      <style:text-properties officeooo:paragraph-rsid="005892fd" style:language-asian="ja" style:country-asian="JP"/>
    </style:style>
    <style:style style:name="P13" style:family="paragraph" style:parent-style-name="Standard">
      <style:text-properties officeooo:paragraph-rsid="002974f9"/>
    </style:style>
    <style:style style:name="P14" style:family="paragraph" style:parent-style-name="Standard">
      <style:text-properties officeooo:paragraph-rsid="00477b47"/>
    </style:style>
    <style:style style:name="P15" style:family="paragraph" style:parent-style-name="Standard">
      <style:text-properties officeooo:paragraph-rsid="0028b1de"/>
    </style:style>
    <style:style style:name="P16" style:family="paragraph" style:parent-style-name="Standard">
      <style:text-properties officeooo:paragraph-rsid="00484d6e"/>
    </style:style>
    <style:style style:name="P17" style:family="paragraph" style:parent-style-name="Standard">
      <style:text-properties officeooo:paragraph-rsid="00490304"/>
    </style:style>
    <style:style style:name="P18" style:family="paragraph" style:parent-style-name="Standard">
      <style:text-properties officeooo:paragraph-rsid="004b338b"/>
    </style:style>
    <style:style style:name="P19" style:family="paragraph" style:parent-style-name="Standard">
      <style:text-properties officeooo:rsid="004b338b" officeooo:paragraph-rsid="004b338b"/>
    </style:style>
    <style:style style:name="P20" style:family="paragraph" style:parent-style-name="Standard">
      <style:text-properties officeooo:rsid="004b338b" officeooo:paragraph-rsid="004ccc46"/>
    </style:style>
    <style:style style:name="P21" style:family="paragraph" style:parent-style-name="Standard">
      <style:text-properties officeooo:paragraph-rsid="004ccc46"/>
    </style:style>
    <style:style style:name="P22" style:family="paragraph" style:parent-style-name="Standard">
      <style:paragraph-properties fo:text-align="start" style:justify-single-word="false"/>
      <style:text-properties fo:font-size="13pt" officeooo:rsid="004f23d1" officeooo:paragraph-rsid="004f23d1" style:font-size-asian="13pt" style:font-size-complex="13pt"/>
    </style:style>
    <style:style style:name="P23" style:family="paragraph" style:parent-style-name="Standard">
      <style:text-properties fo:font-size="12pt" fo:font-weight="bold" officeooo:paragraph-rsid="005892f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fo:font-weight="bold" officeooo:paragraph-rsid="005892fd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paragraph-rsid="0058df28"/>
    </style:style>
    <style:style style:name="P26" style:family="paragraph" style:parent-style-name="Standard">
      <style:text-properties officeooo:paragraph-rsid="005a40c1"/>
    </style:style>
    <style:style style:name="P27" style:family="paragraph" style:parent-style-name="Standard">
      <style:paragraph-properties fo:margin-left="1.499cm" fo:margin-right="0cm" fo:text-align="justify" style:justify-single-word="false" fo:orphans="0" fo:widows="0" fo:hyphenation-ladder-count="no-limit" fo:text-indent="-1.499cm" style:auto-text-indent="false" style:writing-mode="lr-tb"/>
      <style:text-properties officeooo:rsid="004b338b" officeooo:paragraph-rsid="002974f9" style:language-asian="ja" style:country-asian="JP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1.499cm" fo:margin-right="0cm" fo:text-align="justify" style:justify-single-word="false" fo:orphans="0" fo:widows="0" fo:hyphenation-ladder-count="no-limit" fo:text-indent="-1.499cm" style:auto-text-indent="false" style:page-number="auto" style:writing-mode="lr-tb"/>
      <style:text-properties officeooo:paragraph-rsid="005a40c1" fo:hyphenate="false" fo:hyphenation-remain-char-count="2" fo:hyphenation-push-char-count="2"/>
    </style:style>
    <style:style style:name="P29" style:family="paragraph" style:parent-style-name="Standard">
      <style:paragraph-properties fo:keep-together="always" fo:keep-with-next="always"/>
      <style:text-properties officeooo:paragraph-rsid="004ccc46"/>
    </style:style>
    <style:style style:name="P30" style:family="paragraph" style:parent-style-name="cmdTiTle" style:master-page-name="">
      <style:paragraph-properties fo:keep-together="always" style:page-number="auto" fo:keep-with-next="always"/>
      <style:text-properties officeooo:rsid="004b338b" officeooo:paragraph-rsid="005a40c1" style:language-asian="ja" style:country-asian="JP"/>
    </style:style>
    <style:style style:name="P31" style:family="paragraph" style:parent-style-name="cmdTiTle">
      <style:text-properties fo:language="en" fo:country="US" officeooo:paragraph-rsid="0058df28" style:language-asian="ja" style:country-asian="JP"/>
    </style:style>
    <style:style style:name="P32" style:family="paragraph" style:parent-style-name="cmdTiTle">
      <style:text-properties officeooo:rsid="005bf3e3" officeooo:paragraph-rsid="0058df28"/>
    </style:style>
    <style:style style:name="P33" style:family="paragraph" style:parent-style-name="cmdTiTle">
      <style:text-properties officeooo:rsid="0058df28" officeooo:paragraph-rsid="0058df28"/>
    </style:style>
    <style:style style:name="P34" style:family="paragraph" style:parent-style-name="cmdTiTle">
      <style:text-properties officeooo:rsid="0058df28" officeooo:paragraph-rsid="0058df28" style:language-asian="ja" style:country-asian="JP"/>
    </style:style>
    <style:style style:name="P35" style:family="paragraph" style:parent-style-name="cmdTiTle">
      <style:text-properties officeooo:paragraph-rsid="005a40c1"/>
    </style:style>
    <style:style style:name="P36" style:family="paragraph" style:parent-style-name="標準スタイルA">
      <style:text-properties officeooo:paragraph-rsid="005892fd"/>
    </style:style>
    <style:style style:name="P37" style:family="paragraph" style:parent-style-name="標準スタイルA">
      <style:text-properties fo:font-size="12pt" officeooo:paragraph-rsid="005892fd" style:font-size-asian="12pt" style:font-size-complex="12pt"/>
    </style:style>
    <style:style style:name="P38" style:family="paragraph" style:parent-style-name="標準スタイルA">
      <style:paragraph-properties fo:text-align="start" style:justify-single-word="false"/>
      <style:text-properties officeooo:paragraph-rsid="005892fd"/>
    </style:style>
    <style:style style:name="P39" style:family="paragraph" style:parent-style-name="標準スタイルC">
      <style:text-properties officeooo:paragraph-rsid="005892fd"/>
    </style:style>
    <style:style style:name="P40" style:family="paragraph" style:parent-style-name="Standard">
      <style:text-properties fo:font-weight="bold" officeooo:paragraph-rsid="005892fd" style:language-asian="ja" style:country-asian="JP" style:font-weight-asian="bold" style:font-weight-complex="bold"/>
    </style:style>
    <style:style style:name="P41" style:family="paragraph" style:parent-style-name="Standard">
      <style:text-properties officeooo:rsid="004b338b" officeooo:paragraph-rsid="004ccc46"/>
    </style:style>
    <style:style style:name="P42" style:family="paragraph" style:parent-style-name="Heading_20_1" style:master-page-name="Standard">
      <style:paragraph-properties style:page-number="auto"/>
    </style:style>
    <style:style style:name="P43" style:family="paragraph" style:parent-style-name="Heading_20_1">
      <style:paragraph-properties fo:break-before="page"/>
      <style:text-properties officeooo:rsid="00477b47"/>
    </style:style>
    <style:style style:name="P44" style:family="paragraph" style:parent-style-name="cmdTiTle">
      <style:text-properties officeooo:rsid="005bf3e3" officeooo:paragraph-rsid="0058df28"/>
    </style:style>
    <style:style style:name="P45" style:family="paragraph" style:parent-style-name="cmdTiTle" style:master-page-name="">
      <style:paragraph-properties fo:keep-together="always" style:page-number="auto" fo:keep-with-next="always"/>
      <style:text-properties fo:language="en" fo:country="US" officeooo:paragraph-rsid="005a40c1"/>
    </style:style>
    <style:style style:name="P46" style:family="paragraph" style:parent-style-name="見出し_20_2A" style:list-style-name="WW8Num2">
      <style:text-properties officeooo:rsid="005892fd" officeooo:paragraph-rsid="005892fd" style:language-asian="ja" style:country-asian="JP"/>
    </style:style>
    <style:style style:name="P47" style:family="paragraph" style:parent-style-name="見出し_20_2A" style:list-style-name="WW8Num2">
      <style:paragraph-properties fo:break-before="page"/>
      <style:text-properties officeooo:rsid="002974f9" officeooo:paragraph-rsid="002974f9"/>
    </style:style>
    <style:style style:name="P48" style:family="paragraph" style:parent-style-name="標準スタイルA">
      <style:text-properties fo:font-weight="bold" style:language-asian="ja" style:country-asian="JP" style:font-weight-asian="bold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8a875" style:language-asian="ja" style:country-asian="JP"/>
    </style:style>
    <style:style style:name="T3" style:family="text">
      <style:text-properties officeooo:rsid="0028b1de" style:language-asian="ja" style:country-asian="JP"/>
    </style:style>
    <style:style style:name="T4" style:family="text">
      <style:text-properties officeooo:rsid="00477b47" style:language-asian="ja" style:country-asian="JP"/>
    </style:style>
    <style:style style:name="T5" style:family="text">
      <style:text-properties officeooo:rsid="00484d6e" style:language-asian="ja" style:country-asian="JP"/>
    </style:style>
    <style:style style:name="T6" style:family="text">
      <style:text-properties officeooo:rsid="004b338b" style:language-asian="ja" style:country-asian="JP"/>
    </style:style>
    <style:style style:name="T7" style:family="text">
      <style:text-properties officeooo:rsid="004ccc46" style:language-asian="ja" style:country-asian="JP"/>
    </style:style>
    <style:style style:name="T8" style:family="text">
      <style:text-properties officeooo:rsid="0058df28" style:language-asian="ja" style:country-asian="JP"/>
    </style:style>
    <style:style style:name="T9" style:family="text">
      <style:text-properties officeooo:rsid="005a40c1" style:language-asian="ja" style:country-asian="JP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84d6e" style:font-weight-asian="bold" style:font-weight-complex="bold"/>
    </style:style>
    <style:style style:name="T12" style:family="text">
      <style:text-properties fo:font-weight="bold" officeooo:rsid="004b338b" style:font-weight-asian="bold" style:font-weight-complex="bold"/>
    </style:style>
    <style:style style:name="T13" style:family="text">
      <style:text-properties fo:font-weight="bold" officeooo:rsid="003a9fc3" style:font-weight-asian="bold" style:font-weight-complex="bold"/>
    </style:style>
    <style:style style:name="T14" style:family="text">
      <style:text-properties fo:font-weight="bold" officeooo:rsid="0064bd90" style:font-weight-asian="bold" style:font-weight-complex="bold"/>
    </style:style>
    <style:style style:name="T15" style:family="text">
      <style:text-properties fo:font-weight="bold" officeooo:rsid="006c51b7" style:font-weight-asian="bold" style:font-weight-complex="bold"/>
    </style:style>
    <style:style style:name="T16" style:family="text">
      <style:text-properties fo:font-weight="bold" officeooo:rsid="005892fd" style:font-weight-asian="bold" style:font-weight-complex="bold"/>
    </style:style>
    <style:style style:name="T17" style:family="text">
      <style:text-properties fo:font-weight="bold" officeooo:rsid="00490304" style:language-asian="ja" style:country-asian="JP" style:font-weight-asian="bold" style:font-weight-complex="bold"/>
    </style:style>
    <style:style style:name="T18" style:family="text">
      <style:text-properties fo:font-weight="bold" officeooo:rsid="0028b1de" style:language-asian="ja" style:country-asian="JP" style:font-weight-asian="bold" style:font-weight-complex="bold"/>
    </style:style>
    <style:style style:name="T19" style:family="text">
      <style:text-properties fo:font-weight="bold" officeooo:rsid="004b338b" style:language-asian="ja" style:country-asian="JP" style:font-weight-asian="bold" style:font-weight-complex="bold"/>
    </style:style>
    <style:style style:name="T20" style:family="text">
      <style:text-properties fo:font-weight="bold" officeooo:rsid="004ccc46" style:language-asian="ja" style:country-asian="JP" style:font-weight-asian="bold" style:font-weight-complex="bold"/>
    </style:style>
    <style:style style:name="T21" style:family="text">
      <style:text-properties fo:font-weight="normal" officeooo:rsid="0028b1de" style:language-asian="ja" style:country-asian="JP" style:font-weight-asian="normal" style:font-weight-complex="normal"/>
    </style:style>
    <style:style style:name="T22" style:family="text">
      <style:text-properties fo:font-weight="normal" officeooo:rsid="002974f9" style:language-asian="ja" style:country-asian="JP" style:font-weight-asian="normal" style:font-weight-complex="normal"/>
    </style:style>
    <style:style style:name="T23" style:family="text">
      <style:text-properties fo:font-weight="normal" officeooo:rsid="004b338b" style:language-asian="ja" style:country-asian="JP" style:font-weight-asian="normal" style:font-weight-complex="normal"/>
    </style:style>
    <style:style style:name="T24" style:family="text">
      <style:text-properties fo:font-weight="normal" officeooo:rsid="004ccc46" style:language-asian="ja" style:country-asian="JP" style:font-weight-asian="normal" style:font-weight-complex="normal"/>
    </style:style>
    <style:style style:name="T25" style:family="text">
      <style:text-properties fo:font-weight="normal" officeooo:rsid="0058df28" style:language-asian="ja" style:country-asian="JP" style:font-weight-asian="normal" style:font-weight-complex="normal"/>
    </style:style>
    <style:style style:name="T26" style:family="text">
      <style:text-properties fo:font-weight="normal" officeooo:rsid="005a40c1" style:language-asian="ja" style:country-asian="JP" style:font-weight-asian="normal" style:font-weight-complex="normal"/>
    </style:style>
    <style:style style:name="T27" style:family="text">
      <style:text-properties fo:font-weight="normal" officeooo:rsid="004b338b" style:font-weight-asian="normal" style:font-weight-complex="normal"/>
    </style:style>
    <style:style style:name="T28" style:family="text">
      <style:text-properties fo:font-weight="normal" officeooo:rsid="005a40c1" style:font-weight-asian="normal" style:font-weight-complex="normal"/>
    </style:style>
    <style:style style:name="T29" style:family="text">
      <style:text-properties officeooo:rsid="0025e650"/>
    </style:style>
    <style:style style:name="T30" style:family="text">
      <style:text-properties officeooo:rsid="0028b1de"/>
    </style:style>
    <style:style style:name="T31" style:family="text">
      <style:text-properties officeooo:rsid="00444ced"/>
    </style:style>
    <style:style style:name="T32" style:family="text">
      <style:text-properties officeooo:rsid="00477b47"/>
    </style:style>
    <style:style style:name="T33" style:family="text">
      <style:text-properties officeooo:rsid="00484d6e"/>
    </style:style>
    <style:style style:name="T34" style:family="text">
      <style:text-properties officeooo:rsid="004b338b"/>
    </style:style>
    <style:style style:name="T35" style:family="text">
      <style:text-properties officeooo:rsid="004ccc46"/>
    </style:style>
    <style:style style:name="T36" style:family="text">
      <style:text-properties officeooo:rsid="0053cc1d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64bd90"/>
    </style:style>
    <style:style style:name="T39" style:family="text">
      <style:text-properties fo:language="en" fo:country="US" officeooo:rsid="005892fd"/>
    </style:style>
    <style:style style:name="T40" style:family="text">
      <style:text-properties fo:language="en" fo:country="US" officeooo:rsid="006719f0"/>
    </style:style>
    <style:style style:name="T41" style:family="text">
      <style:text-properties fo:language="en" fo:country="US" style:language-asian="ja" style:country-asian="JP"/>
    </style:style>
    <style:style style:name="T42" style:family="text">
      <style:text-properties fo:language="en" fo:country="US" officeooo:rsid="005a40c1" style:language-asian="ja" style:country-asian="JP"/>
    </style:style>
    <style:style style:name="T43" style:family="text">
      <style:text-properties fo:language="en" fo:country="US" officeooo:rsid="004b338b" style:language-asian="ja" style:country-asian="JP"/>
    </style:style>
    <style:style style:name="T44" style:family="text">
      <style:text-properties fo:language="en" fo:country="US" officeooo:rsid="005a40c1"/>
    </style:style>
    <style:style style:name="T45" style:family="text">
      <style:text-properties fo:font-size="12pt" fo:font-weight="bold" style:font-size-asian="12pt" style:language-asian="ja" style:country-asian="JP" style:font-weight-asian="bold" style:font-size-complex="12pt" style:font-weight-complex="bold"/>
    </style:style>
    <style:style style:name="T46" style:family="text">
      <style:text-properties officeooo:rsid="006719f0"/>
    </style:style>
    <style:style style:name="T47" style:family="text">
      <style:text-properties officeooo:rsid="005ba996"/>
    </style:style>
    <style:style style:name="T48" style:family="text">
      <style:text-properties officeooo:rsid="005bf3e3"/>
    </style:style>
    <style:style style:name="T49" style:family="text">
      <style:text-properties officeooo:rsid="0058df28"/>
    </style:style>
    <style:style style:name="T50" style:family="text">
      <style:text-properties officeooo:rsid="002974f9"/>
    </style:style>
    <style:style style:name="T51" style:family="text">
      <style:text-properties officeooo:rsid="005a40c1"/>
    </style:style>
    <style:style style:name="T52" style:family="text">
      <style:text-properties officeooo:rsid="005c3a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list xml:id="list3325861107475543304" text:style-name="WW8Num2">
        <text:list-item>
          <text:h text:style-name="P42" text:outline-level="1">THAMWAY PROT series<text:span text:style-name="T1"> </text:span>hardw<text:span text:style-name="T31">a</text:span>re server software </text:h>
        </text:list-item>
      </text:list>
      <text:p text:style-name="P22">RF Controller <text:span text:style-name="T36">section</text:span></text:p>
      <text:p text:style-name="P4"/>
      <text:p text:style-name="P23"><text:span text:style-name="T37">TCP/IP port to be used</text:span> </text:p>
      <text:p text:style-name="P36"><text:tab/><text:span text:style-name="T13">TCP/IP PORT:</text:span><text:span text:style-name="T10">502</text:span><text:span text:style-name="T16">7</text:span> <text:s/><text:bookmark text:name="result_box16"/><text:span text:style-name="T37">It uses to communicate with the </text:span><text:span text:style-name="T39">RF Controller</text:span><text:span text:style-name="T37">.</text:span></text:p>
      <text:p text:style-name="P48"/>
      <text:p text:style-name="P24">About numerical value to be used</text:p>
      <text:p text:style-name="P3"><text:tab/><text:span text:style-name="T14">Integer</text:span></text:p>
      <text:p text:style-name="P3"><text:tab/><text:tab/><text:bookmark text:name="result_box21"/><text:span text:style-name="T37">If you put a "0x" at the beginning it is regarded as hexadecimal.</text:span> </text:p>
      <text:p text:style-name="P3"><text:tab/><text:tab/><text:bookmark text:name="result_box22"/><text:span text:style-name="T37">If you put a "0" at the beginning it is regarded as octal.</text:span> </text:p>
      <text:p text:style-name="P3"><text:tab/><text:tab/><text:bookmark text:name="result_box23"/><text:span text:style-name="T37">If you put a "0</text:span><text:span text:style-name="T38">b</text:span><text:span text:style-name="T37">" at the beginning it is regarded as </text:span><text:span text:style-name="T38">binary</text:span><text:span text:style-name="T37">.</text:span> </text:p>
      <text:p text:style-name="P3"><text:tab/><text:tab/><text:bookmark text:name="result_box24"/><text:span text:style-name="T37">Other than the above it will consider the decimal.</text:span> </text:p>
      <text:p text:style-name="P3"><text:tab/><text:tab/>Example<text:span text:style-name="T1">： 0x123 → 291</text:span></text:p>
      <text:p text:style-name="P12"><text:tab/><text:tab/> <text:s text:c="9"/>0b1100 → 12</text:p>
      <text:p text:style-name="P3"><text:tab/><text:tab/> <text:s text:c="9"/>0123 <text:s/><text:span text:style-name="T1">→ 83</text:span></text:p>
      <text:p text:style-name="P3"><text:tab/><text:span text:style-name="T45">Real</text:span></text:p>
      <text:p text:style-name="P3"><text:tab/><text:tab/><text:bookmark text:name="result_box25"/><text:span text:style-name="T37">If you put a "u" in the back of the numeric value is regarded as 1e-6</text:span><text:span text:style-name="T40">(micro)</text:span><text:span text:style-name="T37">.</text:span> </text:p>
      <text:p text:style-name="P3"><text:tab/><text:tab/><text:bookmark text:name="result_box26"/><text:span text:style-name="T37">If you put a "</text:span><text:span text:style-name="T40">m</text:span><text:span text:style-name="T37">" in the back of the numeric value is regarded as 1e-</text:span><text:span text:style-name="T40">3(milli)</text:span><text:span text:style-name="T37">.</text:span> </text:p>
      <text:p text:style-name="P3"><text:tab/><text:tab/><text:bookmark text:name="result_box27"/><text:span text:style-name="T37">If you put a "</text:span><text:span text:style-name="T40">k</text:span><text:span text:style-name="T37">" in the back of the numeric value is regarded as 1e</text:span><text:span text:style-name="T40">+3(kilo)</text:span><text:span text:style-name="T37">.</text:span> </text:p>
      <text:p text:style-name="P3"><text:tab/><text:tab/><text:span text:style-name="T1">例: 123k → 123000</text:span></text:p>
      <text:p text:style-name="P3"><text:tab/><text:tab/> <text:s text:c="3"/>1.2u <text:span text:style-name="T1">→ 0.0000012</text:span></text:p>
      <text:p text:style-name="P37"><text:tab/><text:span text:style-name="T10">QPSK</text:span></text:p>
      <text:p text:style-name="P39"><text:span text:style-name="T1"><text:tab/><text:tab/></text:span><text:bookmark text:name="result_box28"/><text:span text:style-name="T37">At the same time I will output a QPSK pulse and transmitted pulse. There are two 'QPSK1' and 'QPSK2'.</text:span> </text:p>
      <text:p text:style-name="P36"><text:tab/><text:span text:style-name="T15">TIME</text:span></text:p>
      <text:p text:style-name="P36"><text:tab/><text:tab/><text:span text:style-name="T46">Unit of time is sec.</text:span></text:p>
      <text:p text:style-name="P36"><text:tab/><text:span text:style-name="T15">FREQUENCY</text:span><text:tab/></text:p>
      <text:p text:style-name="P36"><text:tab/><text:tab/><text:bookmark text:name="result_box29"/><text:span text:style-name="T37">Unit of frequency is Hertz</text:span><text:span text:style-name="T40">(Hz)</text:span><text:span text:style-name="T37">.</text:span> </text:p>
      <text:p text:style-name="P36"><text:tab/><text:span text:style-name="T15">VOLTAGE</text:span></text:p>
      <text:p text:style-name="P38"><text:tab/><text:tab/><text:span text:style-name="T46">Unit of voltage is volt.</text:span></text:p>
      <text:p text:style-name="P40"/>
      <text:list xml:id="list112720094025923" text:continue-numbering="true" text:style-name="WW8Num2">
        <text:list-item>
          <text:h text:style-name="P43" text:outline-level="1">RFController command list</text:h>
        </text:list-item>
      </text:list>
      <text:p text:style-name="P2">TCP/IP PORT NUMBER:502<text:span text:style-name="T32">7 or callRF()</text:span></text:p>
      <text:p text:style-name="P2"/>
      <text:list xml:id="list112718419123287" text:continue-numbering="true" text:style-name="WW8Num2">
        <text:list-item>
          <text:list>
            <text:list-item>
              <text:p text:style-name="P46">Common commands</text:p>
            </text:list-item>
          </text:list>
        </text:list-item>
      </text:list>
      <text:p text:style-name="P31">View device information</text:p>
      <text:p text:style-name="P25">[Format]</text:p>
      <text:p text:style-name="P25"><text:tab/><text:span text:style-name="T10">*idn?</text:span></text:p>
      <text:p text:style-name="P25">[Description]</text:p>
      <text:p text:style-name="P25"><text:tab/><text:bookmark text:name="result_box31"/><text:span text:style-name="T37">Make the display of the hardware and software of information connected.</text:span></text:p>
      <text:p text:style-name="P25">[<text:span text:style-name="T47">Result</text:span>]</text:p>
      <text:p text:style-name="P14"><text:tab/><text:span text:style-name="T29">THAMWAY,CO477A/B,20100922,DIO2_DISABLE,</text:span></text:p>
      <text:p text:style-name="P14"/>
      <text:p text:style-name="P32">Run the Lua script file.</text:p>
      <text:p text:style-name="P25">[Format]</text:p>
      <text:p text:style-name="P25"><text:tab/><text:span text:style-name="T10">run_lua</text:span> &lt;<text:span text:style-name="T48">file name</text:span>＞</text:p>
      <text:p text:style-name="P25">[Description]</text:p>
      <text:p text:style-name="P25"><text:tab/><text:bookmark text:name="result_box35"/><text:span text:style-name="T37">Run a lua script file on your PC.</text:span></text:p>
      <text:p text:style-name="P25">[Example]</text:p>
      <text:p text:style-name="P25"><text:tab/>run_lua <text:a xlink:type="simple" xlink:href="file:///c:/myprograms/test1.lua" text:style-name="Internet_20_link" text:visited-style-name="Visited_20_Internet_20_Link">c:/myprograms/test1.lua</text:a></text:p>
      <text:p text:style-name="P25"/>
      <text:p text:style-name="P32">Write data to the I/O port</text:p>
      <text:p text:style-name="P25">[Format]</text:p>
      <text:p text:style-name="P25"><text:tab/><text:span text:style-name="T10">outb</text:span> &lt;I/O<text:span text:style-name="T48">address</text:span>&gt;,&lt;<text:span text:style-name="T48">byte data</text:span>(8bit)&gt;</text:p>
      <text:p text:style-name="P25"><text:tab/><text:span text:style-name="T10">outw</text:span> &lt;I/O<text:span text:style-name="T48">address</text:span>&gt;,&lt;<text:span text:style-name="T48">word data</text:span>(16bit)&gt;</text:p>
      <text:p text:style-name="P25">[Description]</text:p>
      <text:p text:style-name="P25"><text:tab/><text:bookmark text:name="result_box36"/><text:span text:style-name="T37">It is used when operating the register of each device directly.</text:span></text:p>
      <text:p text:style-name="P25"/>
      <text:p text:style-name="P32">Read data from the I/O port</text:p>
      <text:p text:style-name="P25">[Format]</text:p>
      <text:p text:style-name="P25"><text:tab/><text:span text:style-name="T10">inb</text:span> &lt;I/O <text:span text:style-name="T48">address</text:span>&gt;</text:p>
      <text:p text:style-name="P25"><text:tab/><text:span text:style-name="T10">inw</text:span> &lt;I/O <text:span text:style-name="T48">address</text:span>&gt;</text:p>
      <text:p text:style-name="P25">[Description]</text:p>
      <text:p text:style-name="P25"><text:tab/><text:span text:style-name="T37">It is used when operating the register of each device directly.</text:span></text:p>
      <text:p text:style-name="P25"><text:tab/>inb: read 8bit <text:s/>data.</text:p>
      <text:p text:style-name="P25"><text:tab/>inw: read 16bit data.</text:p>
      <text:list xml:id="list112719138245901" text:continue-numbering="true" text:style-name="WW8Num2">
        <text:list-item>
          <text:list>
            <text:list-item>
              <text:p text:style-name="P47"><text:span text:style-name="T4">RF CONTROL </text:span><text:span text:style-name="T8">COMMAND</text:span></text:p>
            </text:list-item>
          </text:list>
        </text:list-item>
      </text:list>
      <text:p text:style-name="P33"><text:span text:style-name="T2">R</text:span><text:span text:style-name="T1">ead status</text:span></text:p>
      <text:p text:style-name="P13">[Format]</text:p>
      <text:p text:style-name="P13"><text:tab/><text:span text:style-name="T11">STTSR</text:span></text:p>
      <text:p text:style-name="P13">[Description]</text:p>
      <text:p text:style-name="P6"/>
      <text:p text:style-name="P13"/>
      <text:p text:style-name="P34">Frequency read and write</text:p>
      <text:p text:style-name="Standard">[Format]</text:p>
      <text:p text:style-name="P17"><text:tab/><text:span text:style-name="T11">FREQW</text:span><text:span text:style-name="T33">&lt;</text:span><text:span text:style-name="T8">frequency</text:span><text:span text:style-name="T21">&gt;</text:span></text:p>
      <text:p text:style-name="P17"><text:span text:style-name="T21"><text:tab/></text:span><text:span text:style-name="T17">FREQR</text:span><text:line-break/>[Description]</text:p>
      <text:p text:style-name="P15"><text:span text:style-name="T30"><text:tab/>Set frequency</text:span><text:span text:style-name="T3"> </text:span><text:span text:style-name="T5">MMM.HHHHHH (M=MHz, H=Hz)</text:span></text:p>
      <text:p text:style-name="P7">[Example]</text:p>
      <text:p text:style-name="P7"><text:tab/>12.5678MHz <text:s text:c="4"/>FREQW12.567800</text:p>
      <text:p text:style-name="P7"><text:tab/>98.1MHz <text:s text:c="7"/>FREQW98.100000 <text:s text:c="2"/>(<text:span text:style-name="T52">good</text:span>)</text:p>
      <text:p text:style-name="P7"><text:s text:c="23"/>FREQW98.1 <text:s text:c="7"/>(<text:span text:style-name="T52">wrong</text:span>)</text:p>
      <text:p text:style-name="P16"><text:span text:style-name="T5"><text:tab/></text:span><text:bookmark text:name="result_box"/><text:span text:style-name="T37">Please specify decimal point always six digits.</text:span> </text:p>
      <text:p text:style-name="P16"/>
      <text:p text:style-name="P34">TX power level read and write.</text:p>
      <text:p text:style-name="Standard">[Format]</text:p>
      <text:p text:style-name="Standard"><text:tab/><text:span text:style-name="T12">ATT1W</text:span><text:span text:style-name="T27">&lt;</text:span><text:span text:style-name="T25">TX power level</text:span><text:span text:style-name="T3">&gt;</text:span></text:p>
      <text:p text:style-name="Standard"><text:span text:style-name="T3"><text:tab/></text:span><text:span text:style-name="T18">ATT1R</text:span></text:p>
      <text:p text:style-name="Standard">[Description]</text:p>
      <text:p text:style-name="P15"><text:span text:style-name="T3"><text:tab/></text:span><text:bookmark text:name="result_box15"/><text:span text:style-name="T37">It does the setting of the transmission level.</text:span> </text:p>
      <text:p text:style-name="P8"><text:tab/><text:span text:style-name="T49">TX power level</text:span> <text:span text:style-name="T34">0-1023</text:span></text:p>
      <text:p text:style-name="P9">[Example]</text:p>
      <text:p text:style-name="P9"><text:tab/><text:span text:style-name="T49">Set to minimum power</text:span><text:tab/>ATT1W0</text:p>
      <text:p text:style-name="P9"><text:tab/><text:span text:style-name="T49">Set to maximum power</text:span><text:tab/>ATT1W1023</text:p>
      <text:p text:style-name="P9"/>
      <text:p text:style-name="P35"><text:bookmark text:name="result_box18"/><text:span text:style-name="T37">Reading and writing of the receive</text:span><text:span text:style-name="T44">r</text:span><text:span text:style-name="T37"> gain.</text:span></text:p>
      <text:p text:style-name="P6">[Format]</text:p>
      <text:p text:style-name="P13"><text:span text:style-name="T1"><text:tab/></text:span><text:span text:style-name="T19">GAINW</text:span><text:span text:style-name="T22">&lt;</text:span><text:span text:style-name="T25">RX gain</text:span><text:span text:style-name="T22">&gt;</text:span></text:p>
      <text:p text:style-name="P6">[Description]</text:p>
      <text:p text:style-name="P28"><text:span text:style-name="T50"><text:tab/></text:span><text:bookmark text:name="result_box32"/><text:span text:style-name="T43">Make the settings for the reception gain. The unit is dB.</text:span></text:p>
      <text:p text:style-name="P27"><text:tab/><text:span text:style-name="T28">RX gain</text:span> 0-95</text:p>
      <text:p text:style-name="Standard">[Example]</text:p>
      <text:p text:style-name="P18"><text:tab/><text:span text:style-name="T51">Set to minumum gain</text:span><text:span text:style-name="T1"> </text:span><text:span text:style-name="T6">GAINW0</text:span></text:p>
      <text:p text:style-name="P18"><text:tab/><text:span text:style-name="T51">Set to maxum gain </text:span><text:span text:style-name="T9"><text:s text:c="2"/></text:span><text:span text:style-name="T6">GAINW95</text:span></text:p>
      <text:p text:style-name="P30"><text:soft-page-break/><text:span text:style-name="T37">Reading and writing of the </text:span>LPF<text:span text:style-name="T51">frequency.</text:span></text:p>
      <text:p text:style-name="P6">[Format]</text:p>
      <text:p text:style-name="P13"><text:span text:style-name="T1"><text:tab/></text:span><text:span text:style-name="T19">LPF1W</text:span><text:span text:style-name="T23">&lt;</text:span><text:span text:style-name="T26">LPF frequency</text:span><text:span text:style-name="T23">&gt;</text:span></text:p>
      <text:p text:style-name="P5"><text:tab/>LPF1R</text:p>
      <text:p text:style-name="P6">[Description]</text:p>
      <text:p text:style-name="P13"><text:span text:style-name="T50"><text:tab/></text:span><text:bookmark text:name="result_box17"/><text:span text:style-name="T41">It will read and write </text:span><text:span text:style-name="T42">LPF </text:span><text:span text:style-name="T41">frequency. The unit is Hertz.</text:span><text:span text:style-name="T1"> </text:span></text:p>
      <text:p text:style-name="P13"><text:tab/><text:span text:style-name="T51">LPF frequency</text:span><text:span text:style-name="T1"><text:tab/></text:span><text:span text:style-name="T6">100-1000000</text:span></text:p>
      <text:p text:style-name="P19">[Example]</text:p>
      <text:p text:style-name="P18"><text:tab/><text:span text:style-name="T51">Set to minimum frequency</text:span><text:span text:style-name="T1"><text:tab/></text:span><text:span text:style-name="T6">LPF1W100</text:span></text:p>
      <text:p text:style-name="P18"><text:tab/><text:span text:style-name="T51">Set to maximum frequency</text:span><text:span text:style-name="T1"><text:tab/></text:span><text:span text:style-name="T6">LPF1W1000000</text:span></text:p>
      <text:p text:style-name="P9"/>
      <text:p text:style-name="P30"><text:span text:style-name="T37">Reading and writing of the </text:span><text:span text:style-name="T44">RX phase.</text:span></text:p>
      <text:p text:style-name="P10">[Format]</text:p>
      <text:p text:style-name="P21"><text:span text:style-name="T1"><text:tab/></text:span><text:span text:style-name="T20">PHASW</text:span><text:span text:style-name="T23">&lt;</text:span><text:span text:style-name="T26">RX phase</text:span><text:span text:style-name="T23">&gt;</text:span></text:p>
      <text:p text:style-name="P21"><text:span text:style-name="T19"><text:tab/></text:span><text:span text:style-name="T20">PHASR</text:span></text:p>
      <text:p text:style-name="P10">[Description]</text:p>
      <text:p text:style-name="P26"><text:span text:style-name="T50"><text:tab/></text:span><text:bookmark text:name="result_box19"/><text:span text:style-name="T41">It will read and write the receiver phase. The unit is degrees.</text:span></text:p>
      <text:p text:style-name="P21"><text:tab/><text:span text:style-name="T51">RX phase</text:span><text:span text:style-name="T1"><text:tab/></text:span><text:span text:style-name="T7">0.0-359.9</text:span></text:p>
      <text:p text:style-name="P20">[Example]</text:p>
      <text:p text:style-name="P21"><text:tab/><text:span text:style-name="T51">Set to minimum phase</text:span><text:span text:style-name="T1"><text:tab/></text:span><text:span text:style-name="T6">LPF1W</text:span><text:span text:style-name="T7">0.0</text:span></text:p>
      <text:p text:style-name="P21"><text:tab/><text:span text:style-name="T51">Set to maximum phase</text:span><text:span text:style-name="T1"><text:tab/></text:span><text:span text:style-name="T6">LPF1W</text:span><text:span text:style-name="T7">359.9</text:span></text:p>
      <text:p text:style-name="P21"/>
      <text:p text:style-name="P45"><text:bookmark text:name="result_box30"/>Reading and writing of RF SW setting</text:p>
      <text:p text:style-name="P10">[Format]</text:p>
      <text:p text:style-name="P21"><text:span text:style-name="T1"><text:tab/></text:span><text:span text:style-name="T20">RFSWW</text:span><text:span text:style-name="T23">&lt;</text:span><text:span text:style-name="T24">onoff&gt;</text:span></text:p>
      <text:p text:style-name="P21"><text:span text:style-name="T19"><text:tab/></text:span><text:span text:style-name="T20">RFSWR</text:span></text:p>
      <text:p text:style-name="P10">[Description]</text:p>
      <text:p text:style-name="P21"><text:span text:style-name="T50"><text:tab/></text:span><text:bookmark text:name="result_box20"/><text:span text:style-name="T41">It will do the setting of </text:span><text:span text:style-name="T42">TX </text:span><text:span text:style-name="T41">RF switch.</text:span></text:p>
      <text:p text:style-name="P26"><text:tab/><text:span text:style-name="T51">Onoff<text:tab/>0:RF SW is off.</text:span></text:p>
      <text:p text:style-name="P26"><text:tab/><text:tab/><text:span text:style-name="T51">1:RF SW is on.</text:span></text:p>
      <text:p text:style-name="P20">[Example]</text:p>
      <text:p text:style-name="P11"><text:tab/>RFSWW1</text:p>
      <text:p text:style-name="P29"><text:tab/><text:span text:style-name="T35">RFSWW0</text:span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Mangal2" svg:font-family="Mangal" style:font-family-generic="roman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ＭＳ ゴシック1" fo:font-family="'ＭＳ ゴシック', 'MS Gothic'" style:font-family-generic="modern" fo:font-size="10.5pt" fo:language="en" fo:country="US" style:letter-kerning="true" style:font-name-asian="ＭＳ ゴシック1" style:font-family-asian="'ＭＳ ゴシック', 'MS Gothic'" style:font-family-generic-asian="modern" style:font-size-asian="10.5pt" style:language-asian="ja" style:country-asian="JP" style:font-name-complex="ＭＳ ゴシック1" style:font-family-complex="'ＭＳ ゴシック', 'MS Gothic'" style:font-family-generic-complex="moder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ＭＳ ゴシック1" fo:font-family="'ＭＳ ゴシック', 'MS Gothic'" style:font-family-generic="modern" fo:font-size="14pt" style:font-name-asian="ＭＳ ゴシック1" style:font-family-asian="'ＭＳ ゴシック', 'MS Gothic'" style:font-family-generic-asian="modern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ＭＳ ゴシック" fo:font-family="'ＭＳ ゴシック'" style:font-family-generic="swiss" fo:font-size="12pt" fo:font-style="italic" style:font-name-asian="ＭＳ ゴシック" style:font-family-asian="'ＭＳ ゴシック'" style:font-family-generic-asian="swiss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loext:contextual-spacing="false" fo:padding="0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図表番号" style:family="paragraph" style:parent-style-name="Standard">
      <style:paragraph-properties fo:margin-top="0.212cm" fo:margin-bottom="0.212cm" loext:contextual-spacing="false" text:number-lines="false" text:line-number="0"/>
      <style:text-properties style:font-name="ＭＳ ゴシック1" fo:font-family="'ＭＳ ゴシック', 'MS Gothic'" style:font-family-generic="modern" fo:font-size="12pt" fo:font-style="italic" style:font-name-asian="ＭＳ ゴシック1" style:font-family-asian="'ＭＳ ゴシック', 'MS Gothic'" style:font-family-generic-asian="modern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WW-図表番号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表題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図表番号" style:class="extra">
      <style:paragraph-properties fo:text-align="center" style:justify-single-word="false" fo:keep-with-next="alway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mdTiTle" style:family="paragraph" style:parent-style-name="Standard" style:next-style-name="Standard" style:master-page-name="">
      <style:paragraph-properties fo:text-align="start" style:justify-single-word="false" style:page-number="auto" fo:padding-left="0cm" fo:padding-right="0cm" fo:padding-top="0cm" fo:padding-bottom="0.035cm" fo:border-left="none" fo:border-right="none" fo:border-top="none" fo:border-bottom="0.11pt solid #000000" fo:keep-with-next="always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">
      <style:paragraph-properties fo:text-align="center" style:justify-single-word="false"/>
      <style:text-properties fo:font-style="normal" fo:font-weight="bold" style:font-style-asian="normal" style:font-weight-asian="bold"/>
    </style:style>
    <style:style style:name="見出し_20_2A" style:display-name="見出し 2A" style:family="paragraph" style:parent-style-name="Heading_20_2" style:default-outline-level="" style:list-style-name="" style:master-page-name="">
      <style:graphic-properties draw:fill="solid" draw:fill-color="#66ffff" draw:opacity="100%"/>
      <style:paragraph-properties fo:margin-left="0cm" fo:margin-right="0cm" fo:text-align="justify" style:justify-single-word="false" fo:text-indent="0cm" style:auto-text-indent="false" style:page-number="auto" fo:background-color="#66ffff" fo:padding="0.035cm" fo:border="0.11pt solid #000000" style:shadow="#000000 0.028cm 0.028cm"/>
      <style:text-properties style:language-asian="ja" style:country-asian="JP"/>
    </style:style>
    <style:style style:name="標準スタイルA" style:family="paragraph" style:parent-style-name="Standard">
      <style:paragraph-properties fo:margin-left="1.499cm" fo:margin-right="0cm" fo:text-align="justify" style:justify-single-word="false" fo:orphans="0" fo:widows="0" fo:hyphenation-ladder-count="no-limit" fo:text-indent="-1.499cm" style:auto-text-indent="false" style:writing-mode="lr-tb"/>
      <style:text-properties fo:hyphenate="false" fo:hyphenation-remain-char-count="2" fo:hyphenation-push-char-count="2"/>
    </style:style>
    <style:style style:name="イラストレーション" style:family="paragraph" style:parent-style-name="Caption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標準スタイルC" style:family="paragraph" style:parent-style-name="Standard">
      <style:graphic-properties draw:fill="none"/>
      <style:paragraph-properties fo:margin-left="2.6cm" fo:margin-right="0cm" fo:text-align="start" style:justify-single-word="false" fo:orphans="0" fo:widows="0" fo:hyphenation-ladder-count="no-limit" fo:text-indent="-2.6cm" style:auto-text-indent="false" style:writing-mode="lr-tb">
        <style:tab-stops>
          <style:tab-stop style:position="3.007cm"/>
        </style:tab-stops>
      </style:paragraph-properties>
      <style:text-properties fo:hyphenate="false" fo:hyphenation-remain-char-count="2" fo:hyphenation-push-char-count="2"/>
    </style:style>
    <style:style style:name="WW8Num1z0" style:family="text"/>
    <style:style style:name="WW8Num1z1" style:family="text">
      <style:text-properties style:language-asian="ja" style:country-asian="JP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language-asian="ja" style:country-asian="JP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language-asian="ja" style:country-asian="JP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段落フォント" style:family="text"/>
    <style:style style:name="WW-段落フォント" style:family="text"/>
    <style:style style:name="WW-段落フォント1" style:family="text"/>
    <style:style style:name="Line_20_numbering" style:display-name="Line numbering" style:family="text"/>
    <style:style style:name="Footnote_20_Symbol" style:display-name="Footnote Symbol" style:family="text"/>
    <style:style style:name="脚注参照" style:family="text">
      <style:text-properties style:text-position="super 58%"/>
    </style:style>
    <style:style style:name="Endnote_20_Symbol" style:display-name="Endnote Symbol" style:family="text"/>
    <style:style style:name="文末脚注参照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cm" fo:margin-left="1.501cm" fo:margin-right="1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tagawa</meta:initial-creator>
    <meta:creation-date>2015-03-02T09:57:00</meta:creation-date>
    <dc:date>2015-06-16T11:27:17.906000000</dc:date>
    <meta:editing-cycles>83</meta:editing-cycles>
    <meta:editing-duration>PT11H19M18S</meta:editing-duration>
    <meta:generator>LibreOffice/4.4.3.2$Windows_x86 LibreOffice_project/88805f81e9fe61362df02b9941de8e38a9b5fd16</meta:generator>
    <meta:document-statistic meta:table-count="0" meta:image-count="0" meta:object-count="0" meta:page-count="4" meta:paragraph-count="123" meta:word-count="507" meta:character-count="3196" meta:non-whitespace-character-count="2637"/>
  </office:meta>
</office:document-meta>
</file>